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ad8f" officeooo:paragraph-rsid="0010ad8f"/>
    </style:style>
    <style:style style:name="P2" style:family="paragraph" style:parent-style-name="Standard">
      <style:paragraph-properties fo:text-align="center" style:justify-single-word="false"/>
      <style:text-properties officeooo:rsid="0010ad8f" officeooo:paragraph-rsid="0010ad8f"/>
    </style:style>
    <style:style style:name="P3" style:family="paragraph" style:parent-style-name="Standard">
      <style:text-properties officeooo:rsid="0010ad8f" officeooo:paragraph-rsid="00116b6f"/>
    </style:style>
    <style:style style:name="P4" style:family="paragraph" style:parent-style-name="Standard">
      <style:paragraph-properties fo:text-align="center" style:justify-single-word="false"/>
      <style:text-properties fo:font-size="20pt" fo:language="fr" fo:country="FR" officeooo:rsid="0010ad8f" officeooo:paragraph-rsid="0010ad8f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officeooo:paragraph-rsid="0010ad8f"/>
    </style:style>
    <style:style style:name="P6" style:family="paragraph" style:parent-style-name="Standard">
      <style:text-properties officeooo:rsid="0014ed22" officeooo:paragraph-rsid="00116b6f"/>
    </style:style>
    <style:style style:name="P7" style:family="paragraph" style:parent-style-name="Standard">
      <style:text-properties officeooo:rsid="0014ed22" officeooo:paragraph-rsid="0014ed22"/>
    </style:style>
    <style:style style:name="P8" style:family="paragraph" style:parent-style-name="Header">
      <style:text-properties officeooo:paragraph-rsid="0013242f"/>
    </style:style>
    <style:style style:name="T1" style:family="text">
      <style:text-properties officeooo:rsid="0010ad8f"/>
    </style:style>
    <style:style style:name="T2" style:family="text">
      <style:text-properties officeooo:rsid="00116b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4">Colonies d'abeilles <text:line-break/>Simulation informatique d'un système auto-organisé </text:p>
      <text:p text:style-name="P2"/>
      <text:p text:style-name="P1"/>
      <text:p text:style-name="P1"/>
      <text:p text:style-name="P1"/>
      <text:p text:style-name="P1">SEMAINE 1 (15/03/2016) :</text:p>
      <text:p text:style-name="P1"/>
      <text:p text:style-name="P3">Mise en place de l'environnement travail. </text:p>
      <text:p text:style-name="P3"><text:span text:style-name="T2">Choix d’un systeme DCVS pour la sauvegarde et le partage du code.</text:span></text:p>
      <text:p text:style-name="P3"><text:span text:style-name="T2">Suite au choix de plateforme, f</text:span>amiliarisation avec git <text:span text:style-name="T2">sur le serveur de l’EPFL</text:span>. </text:p>
      <text:p text:style-name="P3"/>
      <text:p text:style-name="P3">Répartition des charges pour l'étape 1 : </text:p>
      <text:p text:style-name="P3">Julia codera pour les parties 1 et 2</text:p>
      <text:p text:style-name="P3">Ilya se chargera de la partie 3 et de la phase de test <text:span text:style-name="T2">et déverminage</text:span></text:p>
      <text:p text:style-name="P6"/>
      <text:p text:style-name="P3"/>
      <text:p text:style-name="P7">SEMAINE 2 (22/03/2016) :</text:p>
      <text:p text:style-name="P7"/>
      <text:p text:style-name="P7">Mise en place du systeme d’autodocumentation doxygen.</text:p>
      <text:p text:style-name="P7"/>
      <text:p text:style-name="P7">Répartition des charges pour l’étape 2 :</text:p>
      <text:p text:style-name="P7">Le groupe travaille ensemble sur le code de la partie 2.1</text:p>
      <text:p text:style-name="P7">Julia fait le déverminage du code</text:p>
      <text:p text:style-name="P7">Ilya fait rend le code conforme selon les testes fournis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13242f"/>
    </style:style>
    <style:style style:name="MT1" style:family="text">
      <style:text-properties officeooo:rsid="0010ad8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COMPTE RENDU DU PROJET DE PROGRAMMATIO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08:26:32.928516837</meta:creation-date>
    <meta:generator>LibreOffice/5.1.1.3$Linux_X86_64 LibreOffice_project/10m0$Build-3</meta:generator>
    <dc:date>2016-03-22T18:18:57.690555507</dc:date>
    <meta:editing-duration>PT24M42S</meta:editing-duration>
    <meta:editing-cycles>4</meta:editing-cycles>
    <meta:document-statistic meta:table-count="0" meta:image-count="0" meta:object-count="0" meta:page-count="1" meta:paragraph-count="15" meta:word-count="123" meta:character-count="733" meta:non-whitespace-character-count="619"/>
  </office:meta>
</office:document-meta>
</file>